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6">
      <style:text-properties style:font-name="ArialMT" fo:font-size="12pt"/>
    </style:style>
    <style:style style:name="P9"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8"/>
    <style:style style:name="P67" style:family="paragraph" style:parent-style-name="Standard" style:list-style-name="L59"/>
    <style:style style:name="P68" style:family="paragraph" style:parent-style-name="Standard" style:list-style-name="L60"/>
    <style:style style:name="P69" style:family="paragraph" style:parent-style-name="Standard" style:list-style-name="L61"/>
    <style:style style:name="P70" style:family="paragraph" style:parent-style-name="Standard" style:list-style-name="L62"/>
    <style:style style:name="P71" style:family="paragraph" style:parent-style-name="Standard" style:list-style-name="L63"/>
    <style:style style:name="P72" style:family="paragraph" style:parent-style-name="Standard" style:list-style-name="L64"/>
    <style:style style:name="P73" style:family="paragraph" style:parent-style-name="Standard" style:list-style-name="L65"/>
    <style:style style:name="P74" style:family="paragraph" style:parent-style-name="Standard" style:list-style-name="L66"/>
    <style:style style:name="P75" style:family="paragraph" style:parent-style-name="Standard" style:list-style-name="L67"/>
    <style:style style:name="P76" style:family="paragraph" style:parent-style-name="Standard" style:list-style-name="L68"/>
    <style:style style:name="P77" style:family="paragraph" style:parent-style-name="Standard" style:list-style-name="L69"/>
    <style:style style:name="P78" style:family="paragraph" style:parent-style-name="Standard" style:list-style-name="L70"/>
    <style:style style:name="P79" style:family="paragraph" style:parent-style-name="Standard" style:list-style-name="L71"/>
    <style:style style:name="P80" style:family="paragraph" style:parent-style-name="Standard" style:list-style-name="L72"/>
    <style:style style:name="P81" style:family="paragraph" style:parent-style-name="Standard" style:list-style-name="L73"/>
    <style:style style:name="P82" style:family="paragraph" style:parent-style-name="Standard" style:list-style-name="L74"/>
    <style:style style:name="P83" style:family="paragraph" style:parent-style-name="Standard" style:list-style-name="L75"/>
    <style:style style:name="P84" style:family="paragraph" style:parent-style-name="Standard" style:list-style-name="L76"/>
    <style:style style:name="P85" style:family="paragraph" style:parent-style-name="Standard" style:list-style-name="L77"/>
    <style:style style:name="P86" style:family="paragraph" style:parent-style-name="Standard" style:list-style-name="L78"/>
    <style:style style:name="P87" style:family="paragraph" style:parent-style-name="Standard" style:list-style-name="L79"/>
    <style:style style:name="P88" style:family="paragraph" style:parent-style-name="Standard" style:list-style-name="L80"/>
    <style:style style:name="P89" style:family="paragraph" style:parent-style-name="Standard" style:list-style-name="L81"/>
    <style:style style:name="P90" style:family="paragraph" style:parent-style-name="Standard" style:list-style-name="L82"/>
    <style:style style:name="P91" style:family="paragraph" style:parent-style-name="Standard" style:list-style-name="L83"/>
    <style:style style:name="P92" style:family="paragraph" style:parent-style-name="Standard" style:list-style-name="L84"/>
    <style:style style:name="P93" style:family="paragraph" style:parent-style-name="Standard" style:list-style-name="L85"/>
    <style:style style:name="P94" style:family="paragraph" style:parent-style-name="Standard" style:list-style-name="L86"/>
    <style:style style:name="P95" style:family="paragraph" style:parent-style-name="Standard" style:list-style-name="L87"/>
    <style:style style:name="P96" style:family="paragraph" style:parent-style-name="Standard" style:list-style-name="L88"/>
    <style:style style:name="P97" style:family="paragraph" style:parent-style-name="Standard" style:list-style-name="L90"/>
    <style:style style:name="P98" style:family="paragraph" style:parent-style-name="Standard" style:list-style-name="L89">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loext:opacity="100%"/>
    </style:style>
    <style:style style:name="T5" style:family="text">
      <style:text-properties fo:color="#2300dc" style:font-name="arial" fo:font-size="7.5pt" style:font-size-asian="7.5pt" loext:opacity="100%"/>
    </style:style>
    <style:style style:name="T6" style:family="text">
      <style:text-properties fo:color="#222222" style:font-name="arial" fo:font-size="7.5pt" style:font-size-asian="7.5pt" loext:opacity="100%"/>
    </style:style>
    <style:style style:name="T7" style:family="text">
      <style:text-properties fo:color="#222222" fo:font-size="10pt" style:font-size-asian="10pt" style:font-size-complex="10pt" loext:opacity="100%"/>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loext:opacity="100%"/>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loext:opacity="100%"/>
    </style:style>
    <style:style style:name="T12" style:family="text">
      <style:text-properties fo:color="#fc0107" fo:font-weight="bold" style:font-weight-asian="bold" style:font-weight-complex="bold" loext:opacity="100%"/>
    </style:style>
    <style:style style:name="T13" style:family="text">
      <style:text-properties fo:color="#c5000b" fo:font-weight="bold" style:font-weight-asian="bold" style:font-weight-complex="bold" loext:opacity="100%"/>
    </style:style>
    <style:style style:name="T14" style:family="text">
      <style:text-properties fo:color="#cc0000" loext:opacity="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8">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Version history <text:s/>(PyOTE description is at end)</text:p>
      <text:p text:style-name="Standard"/>
      <text:p text:style-name="Standard">version 3.8.1</text:p>
      <text:list xml:id="list7216363335541577974" text:style-name="L90">
        <text:list-item>
          <text:p text:style-name="P97">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4359662140370153634" text:style-name="L1">
        <text:list-item>
          <text:p text:style-name="P10">adds a tutorial button to supply a quick-start for new or infrequent users.<text:line-break/></text:p>
        </text:list-item>
      </text:list>
      <text:p text:style-name="Standard">version 3.7.9</text:p>
      <text:list xml:id="list7877387580664182552" text:style-name="L2">
        <text:list-item>
          <text:p text:style-name="P11">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3">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2128466997286318351" text:style-name="L3">
        <text:list-item>
          <text:p text:style-name="P12">added visible left, top, and bottom axes to main plot (with ticks to make easier to associate timestamp with point).<text:line-break/></text:p>
        </text:list-item>
      </text:list>
      <text:p text:style-name="Standard">version 3.7.7</text:p>
      <text:list xml:id="list8186711266459025839" text:style-name="L4">
        <text:list-item>
          <text:p text:style-name="P13">if timestamps are available in the csv file, they are used as x axis labels in the main plot.<text:line-break/></text:p>
        </text:list-item>
      </text:list>
      <text:p text:style-name="Standard">version 3.7.6</text:p>
      <text:list xml:id="list2368348432644444881" text:style-name="L5">
        <text:list-item>
          <text:p text:style-name="P14">changed the way QMainWindow and Qapplication were referenced to accommodate the latest Anaconda version, which has reorganized where those modules are stored. </text:p>
          <text:p text:style-name="P14">This was causing a fatal startup error.<text:line-break/> </text:p>
        </text:list-item>
      </text:list>
      <text:p text:style-name="Standard">version 3.7.5</text:p>
      <text:list xml:id="list5339880576248710523" text:style-name="L6">
        <text:list-item>
          <text:p text:style-name="P8">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8">The GUI has been changed so that scroll bars will appear when the standard GUI size <text:soft-page-break/>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8816114745454287534" text:style-name="L7">
        <text:list-item>
          <text:p text:style-name="P15">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5674043108554652222" text:style-name="L8">
        <text:list-item>
          <text:p text:style-name="P16">adds code line needed by any Mac users that are running Big Sur<text:line-break/></text:p>
        </text:list-item>
      </text:list>
      <text:p text:style-name="Standard">version 3.7.2</text:p>
      <text:list xml:id="list836101572074173288" text:style-name="L9">
        <text:list-item>
          <text:p text:style-name="P17">fixes bug that caused all analysis attempts to 'stall'</text:p>
        </text:list-item>
      </text:list>
      <text:p text:style-name="Standard"/>
      <text:p text:style-name="Standard">version 3.7.1</text:p>
      <text:list xml:id="list3076916739008628364" text:style-name="L10">
        <text:list-item>
          <text:p text:style-name="P18">fixed a bug in the r limb angle entry<text:line-break/></text:p>
        </text:list-item>
      </text:list>
      <text:p text:style-name="Standard">version 3.7.0</text:p>
      <text:list xml:id="list944407259004102187" text:style-name="L11">
        <text:list-item>
          <text:p text:style-name="P19">adds right-click help to ast speed label giving the equation to use if asteroid speed is not available but asteroid diameter and maximum duration are specified<text:line-break/></text:p>
        </text:list-item>
        <text:list-item>
          <text:p text:style-name="P19">adds suggestion to right-click help on penumbral fit checkbox for how to find the penumbral curve csv file that is provided for practice purposes.<text:line-break/></text:p>
        </text:list-item>
      </text:list>
      <text:p text:style-name="Standard">version 3.6.8</text:p>
      <text:list xml:id="list2855217409237346935" text:style-name="L12">
        <text:list-item>
          <text:p text:style-name="P20">adds modeling of off centerline observations to lightcurve calibration curve generation<text:line-break/></text:p>
        </text:list-item>
      </text:list>
      <text:p text:style-name="Standard">version 3.6.7</text:p>
      <text:list xml:id="list6857560347130700576" text:style-name="L13">
        <text:list-item>
          <text:p text:style-name="P21">clarified the location of the Enable Manual Timestamp Entry checkbox in the pop-up message appears when there are no timestamps in the csv file.<text:line-break/></text:p>
        </text:list-item>
      </text:list>
      <text:p text:style-name="Standard">version 3.6.6</text:p>
      <text:list xml:id="list3649151298682764017" text:style-name="L14">
        <text:list-item>
          <text:p text:style-name="P22">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5332591430209980620" text:style-name="L15">
        <text:list-item>
          <text:p text:style-name="P23">added advisory message when False Positive probability plot appears in hopes of stemming in-discriminant use of this number as a 'decider' between a 'miss' <text:soft-page-break/>and a 'positive' for an observation.<text:line-break/></text:p>
        </text:list-item>
      </text:list>
      <text:p text:style-name="Standard">version 3.6.4</text:p>
      <text:list xml:id="list1751506773192813953" text:style-name="L16">
        <text:list-item>
          <text:p text:style-name="P24">version 3.6.2 would open .xlsx Report file on Mac, but not Windows. This version attempts to fix that (Windows needs a different command to open a file).<text:line-break/></text:p>
        </text:list-item>
      </text:list>
      <text:p text:style-name="Standard">version 3.6.2</text:p>
      <text:list xml:id="list7735292324462375412" text:style-name="L17">
        <text:list-item>
          <text:p text:style-name="P25">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5921724444807835796" text:style-name="L18">
        <text:list-item>
          <text:p text:style-name="P26">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4">… fill Excel report </text:span>button<text:line-break/></text:p>
        </text:list-item>
      </text:list>
      <text:p text:style-name="Standard">version 3.6.0</text:p>
      <text:list xml:id="list206338347005850458" text:style-name="L19">
        <text:list-item>
          <text:p text:style-name="P27"><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4">...</text:span><text:line-break/><text:line-break/><text:span text:style-name="T14">…</text:span> <text:span text:style-name="T14">MUST BE CONVERTED to .xlsx for use by PyOTE!<text:line-break/></text:span></text:p>
          <text:p text:style-name="P27"><text:span text:style-name="T14">… For Windows users, Excel will read an .xls file and save it as .xlsx<text:line-break/>…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soft-pag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4">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8066435770183375902" text:style-name="L20">
        <text:list-item>
          <text:p text:style-name="P28">fixed another bug in penumbral curve fit and removed diagnostic printouts.<text:line-break/></text:p>
        </text:list-item>
      </text:list>
      <text:p text:style-name="Standard">version 3.5.8</text:p>
      <text:list xml:id="list5039525788829959896" text:style-name="L21">
        <text:list-item>
          <text:p text:style-name="P29">fixed a number of bugs in the penumbral curve fit code<text:line-break/></text:p>
        </text:list-item>
      </text:list>
      <text:p text:style-name="Standard">version 3.5.7</text:p>
      <text:list xml:id="list8167688295946231636" text:style-name="L22">
        <text:list-item>
          <text:p text:style-name="P30">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988327240012073101" text:style-name="L23">
        <text:list-item>
          <text:p text:style-name="P31">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5744596034896245195" text:style-name="L24">
        <text:list-item>
          <text:p text:style-name="P32">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977939526990727176" text:style-name="L25">
        <text:list-item>
          <text:p text:style-name="P33">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7334002845921319148" text:style-name="L26">
        <text:list-item>
          <text:p text:style-name="P34">removed the blank lines between header lines extracted from the csv file and placed in the log file --- this makes it easier to look at the newly added aperture settings (so just a tiny cosmetic change).<text:line-break/><text:soft-page-break/></text:p>
        </text:list-item>
      </text:list>
      <text:p text:style-name="Standard">version 3.5.2</text:p>
      <text:list xml:id="list5353297707194988786" text:style-name="L27">
        <text:list-item>
          <text:p text:style-name="P35">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678438944988904567" text:style-name="L28">
        <text:list-item>
          <text:p text:style-name="P36">Added additional references to the North American Excel Spreadsheet report in the new section of the final report that bangs on about the start-of-exposure timing convention.<text:line-break/></text:p>
        </text:list-item>
      </text:list>
      <text:p text:style-name="Standard">version 3.5.0</text:p>
      <text:list xml:id="list1674301178805088158" text:style-name="L29">
        <text:list-item>
          <text:p text:style-name="P37">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37">NEW: when 'trims' have been placed, a 'write csv' process will honor those values and produce a 'trimmed' output file.<text:line-break/></text:p>
        </text:list-item>
        <text:list-item>
          <text:p text:style-name="P37">NEW: when a light curve has been 'normalized', the changed values are written to the data table where, once again, a 'write csv' process will capture the results.<text:line-break/></text:p>
        </text:list-item>
        <text:list-item>
          <text:p text:style-name="P37">Added additional reminders that the start-of-exposure timestamp/timing convention is employed.</text:p>
        </text:list-item>
      </text:list>
      <text:p text:style-name="Standard"/>
      <text:p text:style-name="Standard">version 3.4.9</text:p>
      <text:list xml:id="list4059812239214127925" text:style-name="L30">
        <text:list-item>
          <text:p text:style-name="P38">Added some explanatory language to the “Excel report” section regarding the proper interpretation of the 'false positive probability' number.<text:line-break/></text:p>
        </text:list-item>
      </text:list>
      <text:p text:style-name="Standard">version 3.4.8</text:p>
      <text:list xml:id="list7944120014983575207" text:style-name="L31">
        <text:list-item>
          <text:p text:style-name="P39">This version deals more realistically with high magDrop lightcurves by defining a 'limiting magDrop' as: <text:line-break/><text:line-break/><text:tab/>limMagDrop = 2.5 * log10( B / std(A) ) <text:line-break/><text:soft-page-break/><text:line-break/><text:tab/>std(A) is the noise level of A.</text:p>
          <text:p text:style-name="P39"><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6740638407999644477" text:style-name="L32">
        <text:list-item>
          <text:p text:style-name="P40">Automatically loads the correct version of Adv2<text:line-break/></text:p>
        </text:list-item>
      </text:list>
      <text:p text:style-name="Standard">version 3.4.6</text:p>
      <text:list xml:id="list2584181232476440489" text:style-name="L33">
        <text:list-item>
          <text:p text:style-name="P41">Adds AAV Version 2 file as a type that can be read (important when Do OCR check is enabled)</text:p>
        </text:list-item>
      </text:list>
      <text:p text:style-name="Standard"/>
      <text:p text:style-name="Standard">version 3.4.5</text:p>
      <text:list xml:id="list5700024015514092330" text:style-name="L34">
        <text:list-item>
          <text:p text:style-name="P42">Fixes block integration which was failing when more than 4 lightcurves were being processed.<text:line-break/></text:p>
        </text:list-item>
        <text:list-item>
          <text:p text:style-name="P42">Made use diff and Do OCR checkboxes sticky.<text:line-break/></text:p>
        </text:list-item>
      </text:list>
      <text:p text:style-name="Standard">version 3.4.4</text:p>
      <text:list xml:id="list1476469742939657518" text:style-name="L35">
        <text:list-item>
          <text:p text:style-name="P43">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text:soft-page-break/></text:p>
      <text:p text:style-name="Standard">version 3.4.3</text:p>
      <text:list xml:id="list5813018085350779595" text:style-name="L36">
        <text:list-item>
          <text:p text:style-name="P44">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2191580368189754073" text:style-name="L37">
        <text:list-item>
          <text:p text:style-name="P45">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1014036090549035573" text:style-name="L38">
        <text:list-item>
          <text:p text:style-name="P46">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46">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46">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8164179126686449809" text:style-name="L39">
        <text:list-item>
          <text:p text:style-name="P47">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soft-page-break/></text:p>
        </text:list-item>
      </text:list>
      <text:p text:style-name="Standard">version 3.3.9</text:p>
      <text:list xml:id="list3811266226662479509" text:style-name="L40">
        <text:list-item>
          <text:p text:style-name="P48">Automatically installs cv2 if not already present. <text:s/>This package is needed for the new frame view feature.<text:line-break/></text:p>
        </text:list-item>
      </text:list>
      <text:p text:style-name="Standard">version 3.3.8</text:p>
      <text:list xml:id="list4286934221250534567" text:style-name="L41">
        <text:list-item>
          <text:p text:style-name="P49">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7419654059013250635" text:style-name="L42">
        <text:list-item>
          <text:p text:style-name="P50">A new button (View frame) with an associated spinner for entry of a frame number has been added:</text:p>
          <text:p text:style-name="P50"/>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2786695149762203459" text:style-name="L43">
        <text:list-item>
          <text:p text:style-name="P51"><text:soft-page-break/>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2576571252057378884" text:style-name="L44">
        <text:list-item>
          <text:p text:style-name="P52">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5148095331428006981" text:style-name="L45">
        <text:list-item>
          <text:p text:style-name="P53">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3364740177330920308" text:style-name="L46">
        <text:list-item>
          <text:p text:style-name="P54">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8261990416662897959" text:style-name="L47">
        <text:list-item>
          <text:p text:style-name="P55">Changed main plot so that the scroll wheel only zooms the x axis.</text:p>
        </text:list-item>
        <text:list-item>
          <text:p text:style-name="P55">Changed lightcurve plot so that it conforms properly to 'start-of-exposure'.<text:line-break/></text:p>
        </text:list-item>
      </text:list>
      <text:p text:style-name="Standard">version 3.2.8</text:p>
      <text:list xml:id="list9020592742694745419" text:style-name="L48">
        <text:list-item>
          <text:p text:style-name="P56">Changed font size in help files --- it was fine for Mac but too big for Win10<text:line-break/></text:p>
        </text:list-item>
      </text:list>
      <text:p text:style-name="Standard">version 3.2.7</text:p>
      <text:list xml:id="list2379558204851086437" text:style-name="L49">
        <text:list-item>
          <text:p text:style-name="P57">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7384914665069359481" text:style-name="L50">
        <text:list-item>
          <text:p text:style-name="P58">This is a 'cosmetic' release --- there should be NO detectable differences from version 3.2.5 in terms of functionality.</text:p>
        </text:list-item>
        <text:list-item>
          <text:p text:style-name="P58">All python files were brought into compliance with PEP 8 coding standards. <text:s/>Only I care about that.</text:p>
        </text:list-item>
        <text:list-item>
          <text:p text:style-name="P58"><text:soft-page-break/>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58">All this 'cosmetic' work is in preparation for working on PyOTE issues again.<text:line-break/> </text:p>
        </text:list-item>
      </text:list>
      <text:p text:style-name="Standard">version 3.2.5</text:p>
      <text:list xml:id="list3998039285770935751" text:style-name="L51">
        <text:list-item>
          <text:p text:style-name="P59">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6193725833611374161" text:style-name="L52">
        <text:list-item>
          <text:p text:style-name="P60">Modified the test for newer version to accommodate the different strings returned by pip 18.1 and pip 19.0+</text:p>
        </text:list-item>
        <text:list-item>
          <text:p text:style-name="P60">Added ability to invoke PyOTE from PyMovie with an externally supplied csv file that is automatically opened.<text:line-break/></text:p>
        </text:list-item>
      </text:list>
      <text:p text:style-name="Standard">version 3.2.3</text:p>
      <text:list xml:id="list1109986913445754515" text:style-name="L53">
        <text:list-item>
          <text:p text:style-name="P61">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61">Added support for the PyMovie csv format<text:line-break/></text:p>
        </text:list-item>
      </text:list>
      <text:p text:style-name="Standard">version 3.2.1</text:p>
      <text:list xml:id="list7715829108324261390" text:style-name="L54">
        <text:list-item>
          <text:p text:style-name="P62">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4222873092376555137" text:style-name="L55">
        <text:list-item>
          <text:p text:style-name="P63">Changed GUI to better align text on min max edit boxes to avoid confusion.<text:line-break/></text:p>
        </text:list-item>
      </text:list>
      <text:p text:style-name="Standard">version 3.1.9</text:p>
      <text:list xml:id="list6526872220829460378" text:style-name="L56">
        <text:list-item>
          <text:p text:style-name="P64">Fixed a bug in the test for a min/max solution search being constrained by a too large min value.<text:line-break/></text:p>
        </text:list-item>
      </text:list>
      <text:p text:style-name="Standard"><text:soft-page-break/>version 3.1.8</text:p>
      <text:list xml:id="list4938466502066669771" text:style-name="L57">
        <text:list-item>
          <text:p text:style-name="P65">version 3.1.7 was released without an updated version history. <text:s/>Here is what was changed in 3.1.7:<text:line-break/></text:p>
        </text:list-item>
        <text:list-item>
          <text:p text:style-name="P65">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8923622986751740465" text:style-name="L58">
        <text:list-item>
          <text:p text:style-name="P66">Values entered in the Manual Timestamp Entry dialog box are now 'sticky', thus making corrections easy to do without requiring re-entry of all data. </text:p>
          <text:p text:style-name="P66"><text:line-break/>Also trapped is the case where a user has entered a custom frame time but failed to click the radio button indicating that it is to be used.<text:line-break/></text:p>
        </text:list-item>
      </text:list>
      <text:p text:style-name="Standard">version 3.1.5:</text:p>
      <text:list xml:id="list170498490827578628" text:style-name="L59">
        <text:list-item>
          <text:p text:style-name="P67">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8263799275544361055" text:style-name="L60">
        <text:list-item>
          <text:p text:style-name="P68">Fixed error in new dropped reading detection logic when light curve was processed in field mode.<text:line-break/></text:p>
        </text:list-item>
        <text:list-item>
          <text:p text:style-name="P68">Cleaned up some language in tooltips.<text:line-break/></text:p>
        </text:list-item>
      </text:list>
      <text:p text:style-name="Standard">version 3.1.3:</text:p>
      <text:list xml:id="list6342517019821771900" text:style-name="L61">
        <text:list-item>
          <text:p text:style-name="P69">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69">Eliminated the 'entry num' column in the data matrix at the lower left of the GUI. The 'entry num' is unused and a possible source of confusion with the frame or <text:soft-page-break/>field number for the unwary.<text:line-break/></text:p>
        </text:list-item>
        <text:list-item>
          <text:p text:style-name="P69">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7204696831742681223" text:style-name="L62">
        <text:list-item>
          <text:p text:style-name="P70">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8948664013228962221" text:style-name="L63">
        <text:list-item>
          <text:p text:style-name="P71">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71">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71">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8328113971700536556" text:style-name="L64">
        <text:list-item>
          <text:p text:style-name="P72">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1644219928640583689" text:style-name="L65">
        <text:list-item>
          <text:p text:style-name="P73">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ext:soft-page-break/>The ‘skipped’ version numbers were caused by the need for repeated testing of this new feature, each test requiring a new version, even though functionality did not change,<text:line-break/></text:p>
        </text:list-item>
      </text:list>
      <text:p text:style-name="Standard">version 3.0.1:</text:p>
      <text:list xml:id="list908261238403721226" text:style-name="L66">
        <text:list-item>
          <text:p text:style-name="P74">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2058647697160176817" text:style-name="L67">
        <text:list-item>
          <text:p text:style-name="P75">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2938962142175179785" text:style-name="L68">
        <text:list-item>
          <text:p text:style-name="P76">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2130159876847915796" text:style-name="L69">
        <text:list-item>
          <text:p text:style-name="P77">Disable the Accept integration button when user overrides an automatic block analysis with a manual block selection followed by a click on the Block integrate button.<text:line-break/></text:p>
        </text:list-item>
      </text:list>
      <text:p text:style-name="Standard">version 2.1.4:</text:p>
      <text:list xml:id="list9082732870206144855" text:style-name="L70">
        <text:list-item>
          <text:p text:style-name="P78">Corrected a bug that kept manual selection of block integration from being performed after a refusal to accept the automatic block analysis results.<text:line-break/></text:p>
        </text:list-item>
      </text:list>
      <text:p text:style-name="Standard">version 2.1.3:</text:p>
      <text:list xml:id="list6275155573776096428" text:style-name="L71">
        <text:list-item>
          <text:p text:style-name="P79">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4285876506711844875" text:style-name="L72">
        <text:list-item>
          <text:p text:style-name="P80">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3177479099606650572" text:style-name="L73">
        <text:list-item>
          <text:p text:style-name="P81">Added progress bar tracking of block integration analysis because it can take an extended amount of time to complete the analysis when the light curve has many points.<text:line-break/></text:p>
        </text:list-item>
      </text:list>
      <text:p text:style-name="Standard">version 2.1.0</text:p>
      <text:list xml:id="list5624602810438158322" text:style-name="L74">
        <text:list-item>
          <text:p text:style-name="P82"><text:soft-page-break/>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5644623862517740355" text:style-name="L75">
        <text:list-item>
          <text:p text:style-name="P83">Made the selection of Tooltip display 'sticky'</text:p>
        </text:list-item>
        <text:list-item>
          <text:p text:style-name="P83">Duration calculation when D and R span midnight now handled correctly</text:p>
        </text:list-item>
      </text:list>
      <text:p text:style-name="Standard"/>
      <text:p text:style-name="Standard">version 2.0.8</text:p>
      <text:list xml:id="list7168765483170889505" text:style-name="L76">
        <text:list-item>
          <text:p text:style-name="P84">toolTips changed to invoke and display in a custom dialog box that can be moved and resized to better accommodate legacy displays</text:p>
        </text:list-item>
        <text:list-item>
          <text:p text:style-name="P84">Calc flash timing calculation fixed to properly deal with the non-integer frame numbers that can result from field processed csv files</text:p>
        </text:list-item>
        <text:list-item>
          <text:p text:style-name="P84">Flash timing has been verified to work with integrated light curves</text:p>
        </text:list-item>
        <text:list-item>
          <text:p text:style-name="P84">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938532266099288502" text:style-name="L77">
        <text:list-item>
          <text:p text:style-name="P85">Adds a button to calculate the edge position of an LED timing flash.</text:p>
        </text:list-item>
        <text:list-item>
          <text:p text:style-name="P85">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85">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85">Adds a checkbox to force manual entry of timestamp info. <text:s/>This is useful when OCR on a VTI timed light curve has catastrophic errors. <text:s/>It is always employed when using LED flash timing.</text:p>
        </text:list-item>
      </text:list>
      <text:list xml:id="list4167503278428790777" text:style-name="L78">
        <text:list-item>
          <text:p text:style-name="P86">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4601780808577297944" text:style-name="L79">
        <text:list-item>
          <text:p text:style-name="P87">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1665743762075310812" text:style-name="L80">
        <text:list-item>
          <text:p text:style-name="P88"><text:soft-page-break/>files generated by pyote now contain PYOTE in the filename.<text:line-break/></text:p>
        </text:list-item>
        <text:list-item>
          <text:p text:style-name="P88">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1139501950810125127" text:style-name="L81">
        <text:list-item>
          <text:p text:style-name="P89">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4243389668654233750" text:style-name="L82">
        <text:list-item>
          <text:p text:style-name="P90">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5403897234411679521" text:style-name="L83">
        <text:list-item>
          <text:p text:style-name="P91">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7337699333654634806" text:style-name="L84">
        <text:list-item>
          <text:p text:style-name="P92">improved handling of D and R region selection so that one cannot enter an invalid configuration --- automatic corrections/changes are applied.<text:line-break/></text:p>
        </text:list-item>
        <text:list-item>
          <text:p text:style-name="P92">incorporates a new 'solver' that no longer requires an initial estimation of baseline noise. <text:s/>This 'solver' is also much faster. <text:s/>With this 'solver', the two-pass modification added in version 1.46 is no longer needed.<text:line-break/></text:p>
        </text:list-item>
        <text:list-item>
          <text:p text:style-name="P92">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7917656471988624671" text:style-name="L85">
        <text:list-item>
          <text:p text:style-name="P93">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8446768111535755349" text:style-name="L86">
        <text:list-item>
          <text:p text:style-name="P94">adds automatic recalculation of baseline and event noise parameters utilizing all available data points during a second solution pass; this removes the variability in calculated error bars due to user selection of a necessarily less complete set <text:soft-page-break/>of data points for noise analysis during the first solution pass. <text:line-break/></text:p>
        </text:list-item>
        <text:list-item>
          <text:p text:style-name="P94">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2645346930591803119" text:style-name="L87">
        <text:list-item>
          <text:p text:style-name="P95">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4047554681669711924" text:style-name="L88">
        <text:list-item>
          <text:p text:style-name="P96"><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96">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96">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96">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6955533394389746577" text:style-name="L89">
        <text:list-item>
          <text:p text:style-name="P98">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1-08-06T07:32:14</dc:date>
    <meta:editing-cycles>126</meta:editing-cycles>
    <meta:editing-duration>PT23H1M5S</meta:editing-duration>
    <dc:creator>Robert Anderson</dc:creator>
    <meta:document-statistic meta:table-count="0" meta:image-count="3" meta:object-count="0" meta:page-count="18" meta:paragraph-count="241" meta:word-count="6870" meta:character-count="40126"/>
    <meta:template xlink:type="simple" xlink:actuate="onRequest" xlink:title="" xlink:href="Normal"/>
  </office:meta>
</office:document-meta>
</file>